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6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7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</office:automatic-styles>
  <office:body>
    <office:text text:use-soft-page-breaks="true">
      <text:p text:style-name="P1">Project 3</text:p>
      <text:p text:style-name="P2">Jonnathen Ravelo, Ayesha Saleem</text:p>
      <text:p text:style-name="P3">4/2/2018</text:p>
      <text:p text:style-name="P4"/>
      <text:p text:style-name="P5">Abstract</text:p>
      <text:p text:style-name="P6">Introduction</text:p>
      <text:p text:style-name="P7">Methodology</text:p>
      <text:p text:style-name="P8">Results</text:p>
      <text:p text:style-name="P9">Conclusion</text:p>
      <text:p text:style-name="Normal"><text:span text:style-name="T10">Lessons Learn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velo, Jon</meta:initial-creator>
    <dc:creator>Ravelo, Jon</dc:creator>
    <meta:creation-date>2018-04-03T17:26:00Z</meta:creation-date>
    <dc:date>2018-04-03T17:29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8" meta:character-count="120" meta:row-count="1" meta:non-whitespace-character-count="103"/>
  </office:meta>
</office:document-meta>
</file>